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LDMLT</text:p>
          </table:table-cell>
          <table:table-cell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TW+KN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riplets fa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 st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SRA I</text:p>
          </table:table-cell>
          <table:table-cell table:number-columns-repeated="4"/>
          <table:table-cell office:value-type="string" calcext:value-type="string">
            <text:p>alpha fac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 di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/>
          <table:table-cell office:value-type="string" calcext:value-type="string">
            <text:p>cy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 s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idSize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28.399" calcext:value-type="float">
            <text:p>28,399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  <table:table-cell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string" calcext:value-type="string">
            <text:p>filter_param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6" calcext:value-type="float">
            <text:p>0,66</text:p>
          </table:table-cell>
          <table:table-cell office:value-type="float" office:value="16.075" calcext:value-type="float">
            <text:p>16,075</text:p>
          </table:table-cell>
          <table:table-cell office:value-type="float" office:value="0.014" calcext:value-type="float">
            <text:p>0,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44" calcext:value-type="float">
            <text:p>0,9444</text:p>
          </table:table-cell>
          <table:table-cell office:value-type="float" office:value="156.363" calcext:value-type="float">
            <text:p>156,363</text:p>
          </table:table-cell>
          <table:table-cell office:value-type="float" office:value="0.124" calcext:value-type="float">
            <text:p>0,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table:number-columns-repeated="10"/>
        </table:table-row>
      </table:table>
      <table:table table:name="Arkusz2" table:style-name="ta1">
        <table:shapes>
          <draw:frame draw:z-index="0" draw:style-name="gr1" draw:text-style-name="P1" svg:width="15.997cm" svg:height="9.004cm" svg:x="7.131cm" svg:y="4.383cm">
            <draw:object draw:notify-on-update-of-ranges="Arkusz2.B8:Arkusz2.B18 Arkusz2.C8:Arkusz2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6.883cm" svg:y="13.254cm">
            <draw:object draw:notify-on-update-of-ranges="Arkusz2.B35:Arkusz2.B35 Arkusz2.B36:Arkusz2.B44 Arkusz2.C35:Arkusz2.C35 Arkusz2.C36:Arkusz2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6.884cm" svg:y="21.78cm">
            <draw:object draw:notify-on-update-of-ranges="Arkusz2.B47:Arkusz2.B47 Arkusz2.B48:Arkusz2.B58 Arkusz2.C47:Arkusz2.C47 Arkusz2.C48:Arkusz2.C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6.8cm" svg:y="30.705cm">
            <draw:object draw:notify-on-update-of-ranges="Arkusz2.B61:Arkusz2.B61 Arkusz2.B62:Arkusz2.B76 Arkusz2.C61:Arkusz2.C61 Arkusz2.C62:Arkusz2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32.161cm" svg:y="2.099cm">
            <draw:object draw:notify-on-update-of-ranges="Arkusz2.M6:Arkusz2.M15 Arkusz2.N6:Arkusz2.N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5cm" svg:x="32.297cm" svg:y="10.996cm">
            <draw:object draw:notify-on-update-of-ranges="Arkusz2.M19:Arkusz2.M26 Arkusz2.N19:Arkusz2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32.489cm" svg:y="20.107cm">
            <draw:object draw:notify-on-update-of-ranges="Arkusz2.M29:Arkusz2.M38 Arkusz2.N29:Arkusz2.N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8cm" svg:height="9.005cm" svg:x="32.737cm" svg:y="37.717cm">
            <draw:object draw:notify-on-update-of-ranges="Arkusz2.M54:Arkusz2.M63 Arkusz2.N54:Arkusz2.N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style-name="gr1" draw:text-style-name="P1" svg:width="15.997cm" svg:height="9.004cm" svg:x="32.793cm" svg:y="46.803cm">
            <draw:object draw:notify-on-update-of-ranges="Arkusz2.M67:Arkusz2.M80 Arkusz2.N67:Arkusz2.N8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1" draw:style-name="gr1" draw:text-style-name="P1" svg:width="15.997cm" svg:height="9.005cm" svg:x="58.922cm" svg:y="0.611cm">
            <draw:object draw:notify-on-update-of-ranges="Arkusz2.Y4:Arkusz2.Y4 Arkusz2.Y5:Arkusz2.Y19 Arkusz2.Z4:Arkusz2.Z4 Arkusz2.Z5:Arkusz2.Z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LDML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iplet = 20</text:p>
          </table:table-cell>
          <table:table-cell office:value-type="string" calcext:value-type="string">
            <text:p>Cycle = 15</text:p>
          </table:table-cell>
          <table:table-cell office:value-type="string" calcext:value-type="string">
            <text:p><text:s/>Alpha = 5</text:p>
          </table:table-cell>
          <table:table-cell office:value-type="string" calcext:value-type="string">
            <text:p>K = 1</text:p>
          </table:table-cell>
          <table:table-cell table:number-columns-repeated="8"/>
          <table:table-cell office:value-type="string" calcext:value-type="string">
            <text:p>DE</text:p>
          </table:table-cell>
          <table:table-cell table:number-columns-repeated="11"/>
          <table:table-cell office:value-type="string" calcext:value-type="string">
            <text:p>KNN DTW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 = 3</text:p>
          </table:table-cell>
          <table:table-cell office:value-type="string" calcext:value-type="string">
            <text:p>DE dim = 2</text:p>
          </table:table-cell>
          <table:table-cell office:value-type="string" calcext:value-type="string">
            <text:p>DE slid = 2</text:p>
          </table:table-cell>
          <table:table-cell office:value-type="string" calcext:value-type="string">
            <text:p>Alpha = 2</text:p>
          </table:table-cell>
          <table:table-cell office:value-type="string" calcext:value-type="string">
            <text:p>Beta =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iplet factor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74" calcext:value-type="float">
            <text:p>0,77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,84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string" calcext:value-type="string">
            <text:p>DE dim</text:p>
          </table:table-cell>
          <table:table-cell table:number-columns-repeated="1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02" calcext:value-type="float">
            <text:p>0,802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726" calcext:value-type="float">
            <text:p>0,72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462" calcext:value-type="float">
            <text:p>0,46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DE slid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pha factor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,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74" calcext:value-type="float">
            <text:p>0,7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64" calcext:value-type="float">
            <text:p>0,7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string" calcext:value-type="string">
            <text:p>Bet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,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table:number-columns-repeated="11"/>
          <table:table-cell>
            <draw:frame draw:z-index="8" draw:style-name="gr1" draw:text-style-name="P1" svg:width="15.998cm" svg:height="9.005cm" svg:x="0.771cm" svg:y="0.241cm">
              <draw:object draw:notify-on-update-of-ranges="Arkusz2.M42:Arkusz2.M51 Arkusz2.N42:Arkusz2.N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string" calcext:value-type="string">
            <text:p>Grid siz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49" calcext:value-type="float">
            <text:p>0,849</text:p>
          </table:table-cell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858" calcext:value-type="float">
            <text:p>0,858</text:p>
          </table:table-cell>
          <table:table-cell table:number-columns-repeated="9"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office:value-type="float" office:value="0.792" calcext:value-type="float">
            <text:p>0,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4" calcext:value-type="float">
            <text:p>0,84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office:value-type="float" office:value="0.811" calcext:value-type="float">
            <text:p>0,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6" calcext:value-type="float">
            <text:p>0,6</text:p>
          </table:table-cell>
          <table:table-cell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58" calcext:value-type="float">
            <text:p>0,858</text:p>
          </table:table-cell>
          <table:table-cell table:number-columns-repeated="9"/>
          <table:table-cell office:value-type="float" office:value="0.7" calcext:value-type="float">
            <text:p>0,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717" calcext:value-type="float">
            <text:p>0,71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Filter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1" calcext:value-type="float">
            <text:p>0,1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2" calcext:value-type="float">
            <text:p>0,2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3" calcext:value-type="float">
            <text:p>0,3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4" calcext:value-type="float">
            <text:p>0,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7" calcext:value-type="float">
            <text:p>0,7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08" calcext:value-type="float">
            <text:p>0,70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table:number-columns-repeated="12"/>
        </table:table-row>
        <table:table-row table:style-name="ro1" table:number-rows-repeated="31">
          <table:table-cell table:number-columns-repeated="26"/>
        </table:table-row>
        <table:table-row table:style-name="ro1">
          <table:table-cell table:number-columns-repeated="14"/>
          <table:table-cell>
            <draw:frame draw:z-index="10" draw:style-name="gr1" draw:text-style-name="P1" svg:width="15.997cm" svg:height="9.004cm" svg:x="1.321cm" svg:y="0.426cm">
              <draw:object draw:notify-on-update-of-ranges="Arkusz2.M82:Arkusz2.M92 Arkusz2.N82:Arkusz2.N9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7:06.877499767</meta:creation-date>
    <meta:generator>LibreOffice/7.4.7.2$Linux_X86_64 LibreOffice_project/40$Build-2</meta:generator>
    <dc:date>2025-01-11T17:19:12.070487778</dc:date>
    <meta:editing-duration>PT2H10M22S</meta:editing-duration>
    <meta:editing-cycles>7</meta:editing-cycles>
    <meta:document-statistic meta:table-count="2" meta:cell-count="407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42cm" svg:y="0.316cm" chart:style-name="ch2">
          <text:p>Accuracy(Triplets factor)</text:p>
        </chart:title>
        <chart:plot-area chart:style-name="ch3" table:cell-range-address="Arkusz2.B8:Arkusz2.C18" svg:x="1.33cm" svg:y="1.275cm" svg:width="14.349cm" svg:height="6.569cm">
          <chart:coordinate-region svg:x="2.428cm" svg:y="1.475cm" svg:width="13.064cm" svg:height="5.723cm"/>
          <chart:axis chart:dimension="x" chart:name="primary-x" chart:style-name="ch4">
            <chart:title svg:x="7.481cm" svg:y="8.024cm" chart:style-name="ch5">
              <text:p>Triplets factor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8:Arkusz2.C18" chart:class="chart:scatter">
            <chart:domain table:cell-range-address="Arkusz2.B8:Arkusz2.B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8:Arkusz2.B18</svg:desc>
                </draw:g>
              </table:table-cell>
              <table:table-cell office:value-type="float" office:value="0.774">
                <text:p>0.774</text:p>
                <draw:g>
                  <svg:desc>Arkusz2.C8:Arkusz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18cm" svg:y="0.316cm" chart:style-name="ch2">
          <text:p>Accuracy(Grid size)</text:p>
        </chart:title>
        <chart:plot-area chart:style-name="ch3" table:cell-range-address="Arkusz2.M67:Arkusz2.N80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67:Arkusz2.N80" chart:class="chart:scatter">
            <chart:domain table:cell-range-address="Arkusz2.M67:Arkusz2.M80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67:Arkusz2.M80</svg:desc>
                </draw:g>
              </table:table-cell>
              <table:table-cell office:value-type="float" office:value="0.83">
                <text:p>0.83</text:p>
                <draw:g>
                  <svg:desc>Arkusz2.N67:Arkusz2.N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27cm" svg:y="0.316cm" chart:style-name="ch2">
          <text:p>Accuracy(Filter param)</text:p>
        </chart:title>
        <chart:plot-area chart:style-name="ch3" table:cell-range-address="Arkusz2.M82:Arkusz2.N92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476cm" chart:style-name="ch7">
              <text:p>Filter param</text:p>
            </chart:title>
            <chart:grid chart:style-name="ch8" chart:class="major"/>
          </chart:axis>
          <chart:series chart:style-name="ch9" chart:values-cell-range-address="Arkusz2.N82:Arkusz2.N92" chart:class="chart:scatter">
            <chart:domain table:cell-range-address="Arkusz2.M82:Arkusz2.M9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82:Arkusz2.M92</svg:desc>
                </draw:g>
              </table:table-cell>
              <table:table-cell office:value-type="float" office:value="0.887">
                <text:p>0.887</text:p>
                <draw:g>
                  <svg:desc>Arkusz2.N82:Arkusz2.N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Y4:Arkusz2.Z19" chart:data-source-has-labels="row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8.367cm" svg:y="8.025cm" chart:style-name="ch5">
              <text:p>k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Z5:Arkusz2.Z19" chart:label-cell-address="Arkusz2.Z4:Arkusz2.Z4" chart:class="chart:scatter">
            <chart:domain table:cell-range-address="Arkusz2.Y5:Arkusz2.Y1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Y</text:p>
              </table:table-cell>
              <table:table-cell office:value-type="string">
                <text:p/>
                <draw:g>
                  <svg:desc>Arkusz2.Z4:Arkusz2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Y5:Arkusz2.Y19</svg:desc>
                </draw:g>
              </table:table-cell>
              <table:table-cell office:value-type="float" office:value="0.736">
                <text:p>0.736</text:p>
                <draw:g>
                  <svg:desc>Arkusz2.Z5:Arkusz2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4">
                <text:p>0.7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627cm" svg:y="0.316cm" chart:style-name="ch2">
          <text:p>Accuracy(Alpha factor)</text:p>
        </chart:title>
        <chart:plot-area chart:style-name="ch3" table:cell-range-address="Arkusz2.B35:Arkusz2.C44" chart:data-source-has-labels="row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7.587cm" svg:y="8.025cm" chart:style-name="ch5">
              <text:p>Alpha factor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C36:Arkusz2.C44" chart:label-cell-address="Arkusz2.C35:Arkusz2.C35" chart:class="chart:scatter">
            <chart:domain table:cell-range-address="Arkusz2.B36:Arkusz2.B4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35:Arkusz2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2.B36:Arkusz2.B44</svg:desc>
                </draw:g>
              </table:table-cell>
              <table:table-cell office:value-type="float" office:value="0.764">
                <text:p>0.764</text:p>
                <draw:g>
                  <svg:desc>Arkusz2.C36:Arkusz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83">
                <text:p>0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69cm" svg:y="0.316cm" chart:style-name="ch2">
          <text:p>Accuracy(cycles)</text:p>
        </chart:title>
        <chart:plot-area chart:style-name="ch3" table:cell-range-address="Arkusz2.B47:Arkusz2.C58" chart:data-source-has-labels="row" svg:x="1.33cm" svg:y="1.275cm" svg:width="14.349cm" svg:height="6.569cm">
          <chart:coordinate-region svg:x="2.428cm" svg:y="1.474cm" svg:width="13.064cm" svg:height="5.723cm"/>
          <chart:axis chart:dimension="x" chart:name="primary-x" chart:style-name="ch4">
            <chart:title svg:x="7.957cm" svg:y="8.024cm" chart:style-name="ch5">
              <text:p>Cycles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48:Arkusz2.C58" chart:label-cell-address="Arkusz2.C47:Arkusz2.C47" chart:class="chart:scatter">
            <chart:domain table:cell-range-address="Arkusz2.B48:Arkusz2.B5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47:Arkusz2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48:Arkusz2.B58</svg:desc>
                </draw:g>
              </table:table-cell>
              <table:table-cell office:value-type="float" office:value="0.774">
                <text:p>0.774</text:p>
                <draw:g>
                  <svg:desc>Arkusz2.C48:Arkusz2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64">
                <text:p>0.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B61:Arkusz2.C76" chart:data-source-has-labels="row" svg:x="1.33cm" svg:y="1.275cm" svg:width="14.349cm" svg:height="6.569cm">
          <chart:coordinate-region svg:x="2.242cm" svg:y="1.475cm" svg:width="13.25cm" svg:height="5.722cm"/>
          <chart:axis chart:dimension="x" chart:name="primary-x" chart:style-name="ch4">
            <chart:title svg:x="8.367cm" svg:y="8.024cm" chart:style-name="ch5">
              <text:p>k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62:Arkusz2.C76" chart:label-cell-address="Arkusz2.C61:Arkusz2.C61" chart:class="chart:scatter">
            <chart:domain table:cell-range-address="Arkusz2.B62:Arkusz2.B7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61:Arkusz2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B62:Arkusz2.B76</svg:desc>
                </draw:g>
              </table:table-cell>
              <table:table-cell office:value-type="float" office:value="0.764">
                <text:p>0.764</text:p>
                <draw:g>
                  <svg:desc>Arkusz2.C62:Arkusz2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24cm" svg:y="0.316cm" chart:style-name="ch2">
          <text:p>Accuracy(DE step)</text:p>
        </chart:title>
        <chart:plot-area chart:style-name="ch3" table:cell-range-address="Arkusz2.M6:Arkusz2.N15" svg:x="1.33cm" svg:y="1.275cm" svg:width="14.349cm" svg:height="6.57cm">
          <chart:coordinate-region svg:x="2.242cm" svg:y="1.474cm" svg:width="13.251cm" svg:height="5.724cm"/>
          <chart:axis chart:dimension="x" chart:name="primary-x" chart:style-name="ch4">
            <chart:title svg:x="7.878cm" svg:y="8.025cm" chart:style-name="ch5">
              <text:p>DE step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6:Arkusz2.N15" chart:class="chart:scatter">
            <chart:domain table:cell-range-address="Arkusz2.M6:Arkusz2.M1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6:Arkusz2.M15</svg:desc>
                </draw:g>
              </table:table-cell>
              <table:table-cell office:value-type="float" office:value="0.877">
                <text:p>0.877</text:p>
                <draw:g>
                  <svg:desc>Arkusz2.N6:Arkusz2.N15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9cm" svg:y="0.316cm" chart:style-name="ch2">
          <text:p>Accuracy(DE dim)</text:p>
        </chart:title>
        <chart:plot-area chart:style-name="ch3" table:cell-range-address="Arkusz2.M19:Arkusz2.N26" svg:x="1.33cm" svg:y="1.275cm" svg:width="14.349cm" svg:height="6.57cm">
          <chart:coordinate-region svg:x="2.057cm" svg:y="1.474cm" svg:width="13.528cm" svg:height="5.724cm"/>
          <chart:axis chart:dimension="x" chart:name="primary-x" chart:style-name="ch4">
            <chart:title svg:x="7.918cm" svg:y="8.025cm" chart:style-name="ch5">
              <text:p>DE dim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19:Arkusz2.N26" chart:class="chart:scatter">
            <chart:domain table:cell-range-address="Arkusz2.M19:Arkusz2.M2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19:Arkusz2.M26</svg:desc>
                </draw:g>
              </table:table-cell>
              <table:table-cell office:value-type="float" office:value="0.868">
                <text:p>0.868</text:p>
                <draw:g>
                  <svg:desc>Arkusz2.N19:Arkusz2.N2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462">
                <text:p>0.4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03cm" svg:y="0.316cm" chart:style-name="ch2">
          <text:p>Accuracy(DE slid)</text:p>
        </chart:title>
        <chart:plot-area chart:style-name="ch3" table:cell-range-address="Arkusz2.M29:Arkusz2.N38" svg:x="1.33cm" svg:y="1.275cm" svg:width="14.349cm" svg:height="6.569cm">
          <chart:coordinate-region svg:x="2.057cm" svg:y="1.474cm" svg:width="13.436cm" svg:height="5.723cm"/>
          <chart:axis chart:dimension="x" chart:name="primary-x" chart:style-name="ch4">
            <chart:title svg:x="7.931cm" svg:y="8.024cm" chart:style-name="ch5">
              <text:p>DE slid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29:Arkusz2.N38" chart:class="chart:scatter">
            <chart:domain table:cell-range-address="Arkusz2.M29:Arkusz2.M3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29:Arkusz2.M38</svg:desc>
                </draw:g>
              </table:table-cell>
              <table:table-cell office:value-type="float" office:value="0.887">
                <text:p>0.887</text:p>
                <draw:g>
                  <svg:desc>Arkusz2.N29:Arkusz2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368cm" svg:y="0.316cm" chart:style-name="ch2">
          <text:p>Accuracy(Beta)</text:p>
        </chart:title>
        <chart:plot-area chart:style-name="ch3" table:cell-range-address="Arkusz2.M54:Arkusz2.N63" svg:x="1.33cm" svg:y="1.275cm" svg:width="14.35cm" svg:height="6.57cm">
          <chart:coordinate-region svg:x="2.242cm" svg:y="1.474cm" svg:width="13.252cm" svg:height="5.724cm"/>
          <chart:axis chart:dimension="x" chart:name="primary-x" chart:style-name="ch4">
            <chart:title svg:x="8.117cm" svg:y="8.025cm" chart:style-name="ch5">
              <text:p>Bet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54:Arkusz2.N63" chart:class="chart:scatter">
            <chart:domain table:cell-range-address="Arkusz2.M54:Arkusz2.M6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Arkusz2.M54:Arkusz2.M63</svg:desc>
                </draw:g>
              </table:table-cell>
              <table:table-cell office:value-type="float" office:value="0.906">
                <text:p>0.906</text:p>
                <draw:g>
                  <svg:desc>Arkusz2.N54:Arkusz2.N6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877">
                <text:p>0.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262cm" svg:y="0.316cm" chart:style-name="ch2">
          <text:p>Accuracy(Alpha)</text:p>
        </chart:title>
        <chart:plot-area chart:style-name="ch3" table:cell-range-address="Arkusz2.M42:Arkusz2.N51" svg:x="1.33cm" svg:y="1.275cm" svg:width="14.35cm" svg:height="6.57cm">
          <chart:coordinate-region svg:x="2.428cm" svg:y="1.474cm" svg:width="13.066cm" svg:height="5.724cm"/>
          <chart:axis chart:dimension="x" chart:name="primary-x" chart:style-name="ch4">
            <chart:title svg:x="8.024cm" svg:y="8.025cm" chart:style-name="ch5">
              <text:p>Alph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42:Arkusz2.N51" chart:class="chart:scatter">
            <chart:domain table:cell-range-address="Arkusz2.M42:Arkusz2.M5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42:Arkusz2.M51</svg:desc>
                </draw:g>
              </table:table-cell>
              <table:table-cell office:value-type="float" office:value="0.906">
                <text:p>0.906</text:p>
                <draw:g>
                  <svg:desc>Arkusz2.N42:Arkusz2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